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break-before="page"/>
      <style:text-properties fo:font-weight="bold" officeooo:rsid="00660329" officeooo:paragraph-rsid="001bde93" style:font-weight-asian="bold" style:font-weight-complex="bold"/>
    </style:style>
    <style:style style:name="P2" style:family="paragraph" style:parent-style-name="Standard">
      <style:text-properties fo:font-size="14pt" fo:font-weight="bold" officeooo:rsid="001b4965" officeooo:paragraph-rsid="001b4965" style:font-size-asian="14pt" style:font-weight-asian="bold" style:font-size-complex="14pt" style:font-weight-complex="bold"/>
    </style:style>
    <style:style style:name="P3" style:family="paragraph" style:parent-style-name="Standard">
      <style:text-properties fo:font-size="14pt" fo:font-weight="bold" officeooo:rsid="00cb4210" officeooo:paragraph-rsid="001d8877" style:font-size-asian="14pt" style:font-weight-asian="bold" style:font-size-complex="14pt" style:font-weight-complex="bold"/>
    </style:style>
    <style:style style:name="P4" style:family="paragraph" style:parent-style-name="Standard">
      <style:text-properties fo:font-size="14pt" fo:font-weight="normal" officeooo:rsid="007bbada" officeooo:paragraph-rsid="001b4965" style:font-size-asian="14pt" style:font-weight-asian="normal" style:font-size-complex="14pt" style:font-weight-complex="normal"/>
    </style:style>
    <style:style style:name="P5" style:family="paragraph" style:parent-style-name="Standard">
      <style:text-properties fo:font-size="14pt" fo:font-weight="normal" officeooo:rsid="00660329" officeooo:paragraph-rsid="001bde93" style:font-size-asian="14pt" style:font-weight-asian="normal" style:font-size-complex="14pt" style:font-weight-complex="normal"/>
    </style:style>
    <style:style style:name="P6" style:family="paragraph" style:parent-style-name="Standard">
      <style:text-properties fo:font-weight="normal" officeooo:rsid="00660329" officeooo:paragraph-rsid="001bde93" style:font-weight-asian="normal" style:font-weight-complex="normal"/>
    </style:style>
    <style:style style:name="P7" style:family="paragraph" style:parent-style-name="Standard">
      <style:text-properties fo:font-size="12pt" fo:font-weight="normal" officeooo:rsid="001d8877" officeooo:paragraph-rsid="001d8877" style:font-size-asian="10.5pt" style:font-weight-asian="normal" style:font-size-complex="12pt" style:font-weight-complex="normal"/>
    </style:style>
    <style:style style:name="P8" style:family="paragraph" style:parent-style-name="Standard">
      <style:text-properties officeooo:paragraph-rsid="001d8877"/>
    </style:style>
    <style:style style:name="P9" style:family="paragraph" style:parent-style-name="Text_20_body">
      <style:text-properties fo:font-size="12pt" fo:font-weight="normal" officeooo:rsid="001d8877" officeooo:paragraph-rsid="001d8877" style:font-size-asian="10.5pt" style:font-weight-asian="normal" style:font-size-complex="12pt" style:font-weight-complex="normal"/>
    </style:style>
    <style:style style:name="P10" style:family="paragraph" style:parent-style-name="Text_20_body">
      <style:text-properties fo:font-size="14pt" fo:font-weight="normal" officeooo:rsid="007bbada" officeooo:paragraph-rsid="001b4965" style:font-size-asian="14pt" style:font-weight-asian="normal" style:font-size-complex="14pt" style:font-weight-complex="normal"/>
    </style:style>
    <style:style style:name="P11" style:family="paragraph" style:parent-style-name="Text_20_body">
      <style:text-properties officeooo:paragraph-rsid="001d8877"/>
    </style:style>
    <style:style style:name="P12" style:family="paragraph" style:parent-style-name="Text_20_body" style:list-style-name="L1"/>
    <style:style style:name="T1" style:family="text">
      <style:text-properties officeooo:rsid="00b54827"/>
    </style:style>
    <style:style style:name="T2" style:family="text">
      <style:text-properties officeooo:rsid="0089af00"/>
    </style:style>
    <style:style style:name="T3" style:family="text">
      <style:text-properties officeooo:rsid="008b1e72"/>
    </style:style>
    <style:style style:name="T4" style:family="text">
      <style:text-properties officeooo:rsid="00b65cf6"/>
    </style:style>
    <style:style style:name="T5" style:family="text">
      <style:text-properties officeooo:rsid="00b6b193"/>
    </style:style>
    <style:style style:name="T6" style:family="text">
      <style:text-properties officeooo:rsid="00b78835"/>
    </style:style>
    <style:style style:name="T7" style:family="text">
      <style:text-properties officeooo:rsid="00b7f2d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b6b193"/>
    </style:style>
    <style:style style:name="T10" style:family="text">
      <style:text-properties officeooo:rsid="010225cd"/>
    </style:style>
    <style:style style:name="T11" style:family="text">
      <style:text-properties officeooo:rsid="0067747f"/>
    </style:style>
    <style:style style:name="T12" style:family="text">
      <style:text-properties officeooo:rsid="001e41ea"/>
    </style:style>
    <style:style style:name="T13" style:family="text">
      <style:text-properties fo:font-size="12pt" fo:font-weight="normal" officeooo:rsid="001d8877" style:font-size-asian="10.5pt" style:font-weight-asian="normal" style:font-size-complex="12pt" style:font-weight-complex="normal"/>
    </style:style>
    <style:style style:name="T14" style:family="text">
      <style:text-properties fo:font-size="12pt" fo:font-weight="normal" officeooo:rsid="001e41ea" style:font-size-asian="10.5pt" style:font-weight-asian="normal" style:font-size-complex="12pt" style:font-weight-complex="normal"/>
    </style:style>
    <style:style style:name="T15" style:family="text">
      <style:text-properties officeooo:rsid="002076d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cap </text:p>
      <text:p text:style-name="P2"/>
      <text:p text:style-name="P10">Let me start with a quick recap of the mathematical model we’re using for the sedimentation of rod-like particles. Essentially, we couple the kinetic Smoluchowski equation with the Navier-Stokes equation.</text:p>
      <text:p text:style-name="Text_20_body">The function f(x,t,n) describes how the particles are distributed in space and orientation over time. We also have some non-dimensional parameters: Dr​ for rotational diffusion, δ representing density effects, and Re for fluid inertia.</text:p>
      <text:p text:style-name="Text_20_body">The first equation tells us how the particle distribution evolves, influenced by the fluid flow and particle orientations. The second equation is the usual Navier-Stokes equation for the fluid velocity, but with an additional term. And, of course, the velocity field is incompressible.</text:p>
      <text:p text:style-name="Text_20_body">This formulation follows the work of Helzel and Tzavaras from 2017.</text:p>
      <text:p text:style-name="P4"/>
      <text:p text:style-name="P3">Rectilinear Flow</text:p>
      <text:p text:style-name="P3"/>
      <text:p text:style-name="P11">Now, when we consider a two-dimensional case with a rectilinear flow, the fluid velocity has only a component in the z-direction, so u=(0,0,w(x,y,t))T.</text:p>
      <text:p text:style-name="Text_20_body">The particle distribution f(x,y,t,ϕ,θ) now depends on space, time, and the two orientation angles.</text:p>
      <text:p text:style-name="P8">Looking at the equations, the red terms describe the transport along the x and y directions, while the blue terms <text:span text:style-name="T15">describes</text:span> for rotational effects caused by the velocity gradients and rotational diffusion.</text:p>
      <text:p text:style-name="P7"/>
      <text:p text:style-name="P9">Here are some numerical results for the zeroth moment c00​. On the left, we see the initial particle distribution, and on the right, the distribution at a later time.</text:p>
      <text:p text:style-name="Text_20_body">In this simulation, we set Dr​=1 and imposed velocity gradients wx​=wy​=1 in one region and −1 elsewhere. You can see that an initial cluster splits into two, each moving in opposite directions</text:p>
      <text:p text:style-name="P7"/>
      <text:p text:style-name="P7">Over time (t=200), this piecewise constant flow velocity causes the particles located on the left side</text:p>
      <text:p text:style-name="P7">of the system (x&lt;50) to drift to the right and upwards, while the particles on the right side (x≥50)</text:p>
      <text:p text:style-name="P7">drift to the left and downwards. As the velocities in the two areas are opposite, two separate clusters</text:p>
      <text:p text:style-name="P7">are formed as the particles in the two areas move in opposite directions.</text:p>
      <text:p text:style-name="P7">The splitting into two clusters is caused by the piecewise constant velocity distribution. The</text:p>
      <text:p text:style-name="P7">particles located in the areas x&lt;50 and x≥50 have different and opposite velocities, which causes the</text:p>
      <text:p text:style-name="P7">particles to move in opposite directions and ultimately form two separate clusters.</text:p>
      <text:p text:style-name="P7"/>
      <text:p text:style-name="P9"><text:span text:style-name="Strong_20_Emphasis">Status of Project</text:span></text:p>
      <text:p text:style-name="Text_20_body">"So far, we have derived and approximated hierarchies of moment equations for the coupled kinetic-fluid model with f on S2. This has been done for one-dimensional shear flows and two-dimensional rectilinear flows.</text:p>
      <text:p text:style-name="Text_20_body">Currently, we are working on extending this approach to the full three-dimensional case, deriving moment equations for the coupled kinetic-fluid model where the particle distribution f is defined on the unit sphere S2."</text:p>
      <text:p text:style-name="P7"/>
      <text:p text:style-name="P10"><text:soft-page-break/><text:span text:style-name="Strong_20_Emphasis">Approximation of Coupled Shear Flow Problem</text:span></text:p>
      <text:p text:style-name="Text_20_body">Moving on, we now focus on the coupled shear flow problem and its numerical approximation.</text:p>
      <text:p text:style-name="Text_20_body">The system we consider consists of the moment equations Q(x,t) coupled with the fluid velocity w(x,t). The first equation describes the evolution of Q with advection and diffusion terms, while the second equation is a simplified evolution for w, including diffusion and a coupling term involving the particle density.</text:p>
      <text:p text:style-name="Text_20_body">To solve this system, we use a splitting algorithm, shown here in the table. Essentially, we break the time step into smaller sub-steps. Steps 1 and 9 involve solving ordinary differential equations for the moments. Step 5 uses LeVeque’s high-resolution wave propagation algorithm to handle advection. The remaining steps evolve the fluid velocity w using finite differences, alternating between the diffusion and coupling terms.</text:p>
      <text:p text:style-name="Text_20_body">This approach allows us to efficiently integrate the coupled system while maintaining stability and accuracy.</text:p>
      <text:p text:style-name="Text_20_body"/>
      <text:p text:style-name="Text_20_body"><text:span text:style-name="Strong_20_Emphasis">1D Wave Propagation Algorithm (LeVeque et al.)</text:span></text:p>
      <text:p text:style-name="Text_20_body">Let me briefly explain the wave propagation algorithm used in step 5.</text:p>
      <text:p text:style-name="Text_20_body">We consider a hyperbolic system of the form qt​+f(q)x​=0, where q is a vector of conserved quantities. The domain is divided into discrete cells, and at each interface we solve a Riemann problem, which is a local initial value problem with a jump between neighboring cells.</text:p>
      <text:p text:style-name="Text_20_body">The jump is decomposed into waves along the eigenvectors of the Jacobian A=f′(q), and each wave travels at a characteristic speed sp. We then define fluctuations, A+ and A−, which correspond to waves moving to the right and left, respectively.</text:p>
      <text:p text:style-name="Text_20_body">Finally, the cell averages are updated using these fluctuations, which ensures that information propagates correctly along the characteristics of the system.</text:p>
      <text:p text:style-name="Text_20_body"/>
      <text:p text:style-name="Text_20_body"><text:span text:style-name="Strong_20_Emphasis">Multidimensional Wave Propagation (2D and 3D)</text:span></text:p>
      <text:p text:style-name="Text_20_body">When we extend the wave propagation algorithm to multiple dimensions, the idea is similar. For a system qt​+f(q)x​+g(q)y​+h(q)z​=0, we solve one-dimensional Riemann problems at the faces of each cell along the normal direction.</text:p>
      <text:p text:style-name="Text_20_body">We decompose the jumps into waves and compute fluctuations in each direction, denoted A±,B±,C±.</text:p>
      <text:p text:style-name="Text_20_body">An important feature of multidimensional wave propagation is transverse effects: in 2D, a wave moving in the x-direction can generate waves in the y-direction, and vice versa. In 3D, each wave generates transverse waves in the other two directions. On the right, you can see a schematic of a 3D cell with axes x, y, and z.</text:p>
      <text:p text:style-name="Text_20_body"/>
      <text:p text:style-name="Text_20_body"/>
      <text:p text:style-name="Text_20_body"><text:soft-page-break/><text:span text:style-name="Strong_20_Emphasis">3D Transverse and Double Transverse Propagation</text:span></text:p>
      <text:p text:style-name="Text_20_body">In 3D, every wave generates not only transverse contributions but also double-transverse contributions along the other directions. For example, a wave in the x-direction can propagate into the y-direction, the z-direction, or even sequentially into y and then z. Similar interactions occur for waves originating in y or z directions.</text:p>
      <text:p text:style-name="Text_20_body">The update scheme for the 3D case combines all these contributions. Each cell is updated based on the fluctuations in x, y, and z directions. This ensures that the multidimensional effects of wave propagation are properly captured, which is essential for accurately simulating the coupled shear flow problem.</text:p>
      <text:p text:style-name="Text_20_body"/>
      <text:p text:style-name="Text_20_body"><text:span text:style-name="Strong_20_Emphasis">Coupled System for a Three-Dimensional Flow</text:span></text:p>
      <text:p text:style-name="Text_20_body">Now we extend the coupled system to a full three-dimensional flow. Here, the fluid velocity has only a z-component, u=(0,0,w(x,y,z,t))T, but the particle distribution f depends on all three spatial coordinates and the orientation angles ϕ and θ.</text:p>
      <text:p text:style-name="Text_20_body">The evolution equation for f now includes advection in x, y, and z directions, as well as rotational effects caused by the fluid gradients. The Navier-Stokes equation for w includes diffusion in all three directions and the coupling term from the particle density.</text:p>
      <text:p text:style-name="Text_20_body">Similarly to the 2D case, we can derive a hierarchy of moment equations. Here, Q is the vector of moments, and the matrices A, B, C, D, and E describe the interactions between the moments and the effect of the fluid gradients and rotational diffusion.</text:p>
      <text:p text:style-name="Text_20_body"/>
      <text:p text:style-name="Text_20_body"><text:span text:style-name="Strong_20_Emphasis">Wave Propagation and Error Analysis</text:span></text:p>
      <text:p text:style-name="Text_20_body">To solve this 3D system numerically, we use the multidimensional wave propagation algorithm introduced by LeVeque. The scheme can be characterized by three integers m1​,m2​,m3​.</text:p>
      <text:list xml:id="list2967725197" text:style-name="L1">
        <text:list-item>
          <text:p text:style-name="P12">m1​ determines whether the correction wave is included or not.</text:p>
        </text:list-item>
        <text:list-item>
          <text:p text:style-name="P12">m2​ specifies the transverse propagation.</text:p>
        </text:list-item>
        <text:list-item>
          <text:p text:style-name="P12">m3​ determines whether double-transverse propagation is applied.</text:p>
        </text:list-item>
      </text:list>
      <text:p text:style-name="Text_20_body">We also perform an error analysis by comparing solutions on different grid resolutions. On a coarse grid with spacing h, we define the error E(h)=U(h)−U(h/2), and similarly E(h/2)=U(h/2)−U(h/4). This allows us to estimate the convergence rate of the method.</text:p>
      <text:p text:style-name="Text_20_body"/>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oft-page-break/><text:span text:style-name="Strong_20_Emphasis">Accuracy Analysis</text:span></text:p>
      <text:p text:style-name="Text_20_body">Here, we present the accuracy results for the zeroth moment c00​ of the 3D flow problem. The initial condition is a Gaussian bell-shaped distribution centered at (x,y,z)=(40,30,50).</text:p>
      <text:p text:style-name="Text_20_body">The table shows the L1​ error and the estimated order of convergence for different grid sizes and for different numbers of moments N.</text:p>
      <text:p text:style-name="Text_20_body">For the method with parameters (1,1,1), which is formally first-order, the convergence rate is below 1, while for the higher-order method (2,2,2), the error decreases nearly quadratically as we refine the grid. This confirms that the scheme achieves the expected accuracy.</text:p>
      <text:p text:style-name="Text_20_body">The CFL condition was respected in all simulations, with cfl≤0.45 for the first-order method and cfl≤0.9 for the higher-order method.</text:p>
      <text:p text:style-name="Text_20_body"/>
      <text:p text:style-name="Text_20_body"><text:span text:style-name="Strong_20_Emphasis">Numerical Results</text:span></text:p>
      <text:p text:style-name="Text_20_body">Finally, here are some numerical results for c00​ over time. On the top, we show the initial distribution and its evolution at an intermediate time.</text:p>
      <text:p text:style-name="Text_20_body">On the bottom, you can see the distribution at a later time. In this simulation, Dr​=1, and we set the fluid gradients wx​=wy​=1 and wz​=0.</text:p>
      <text:p text:style-name="Text_20_body">You can observe how the initial cluster evolves and spreads under the influence of the fluid flow and rotational effects. These results illustrate that our 3D moment hierarchy, combined with the wave propagation algorithm, captures the key dynamics of the coupled system.</text:p>
      <text:p text:style-name="Text_20_body"/>
      <text:p text:style-name="Text_20_body"/>
      <text:p text:style-name="Text_20_body"/>
      <text:p text:style-name="Text_20_body"/>
      <text:p text:style-name="Text_20_body"/>
      <text:p text:style-name="Text_20_body"/>
      <text:p text:style-name="P4"/>
      <text:p text:style-name="P1">Splitting Alg</text:p>
      <text:p text:style-name="P6"/>
      <text:p text:style-name="P6">Step 1, 5 and 9, we use a Strang Splitting Algorithm for our <text:span text:style-name="T10">hyperbolic </text:span>moment equations and between these steps we use the Strang Splitting for the second equation. <text:span text:style-name="T11">For the hyperbolic system in step 5 we use wave propagation.</text:span></text:p>
      <text:p text:style-name="P6">In between those substeps the velocity is evolved. For the evolution of w we used simple second order accurate finite difference methods. The hyperbolic system of moment equations (i.e., line 5) is evolved in time using LeVeque’s high resolution wave propagation algorithm. The evolution of the source term (i.e., line 1 and 9) is performed with a higher-order Runge-Kutta method.</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17:47:33.347162778</meta:creation-date>
    <dc:date>2025-09-08T18:19:33.971438984</dc:date>
    <meta:editing-duration>PT21M40S</meta:editing-duration>
    <meta:editing-cycles>24</meta:editing-cycles>
    <meta:generator>LibreOffice/7.3.7.2$Linux_X86_64 LibreOffice_project/30$Build-2</meta:generator>
    <meta:document-statistic meta:table-count="0" meta:image-count="0" meta:object-count="0" meta:page-count="5" meta:paragraph-count="60" meta:word-count="1263" meta:character-count="9256" meta:non-whitespace-character-count="6793"/>
  </office:meta>
</office:document-meta>
</file>